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Heading_20_1" style:master-page-name="First_20_Page">
      <style:paragraph-properties style:page-number="auto"/>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super 58%"/>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39998224" text:id="ct539998224">
          <text:deletion>
            <office:change-info>
              <dc:creator>Bob Jacobsen</dc:creator>
              <dc:date>2013-01-24T13:21:00</dc:date>
            </office:change-info>
            <text:p text:style-name="Standard">pecification</text:p>
          </text:deletion>
        </text:changed-region>
        <text:changed-region xml:id="ct539998352" text:id="ct539998352">
          <text:insertion>
            <office:change-info>
              <dc:creator>Bob Jacobsen</dc:creator>
              <dc:date>2013-01-24T13:21:00</dc:date>
            </office:change-info>
          </text:insertion>
        </text:changed-region>
        <text:changed-region xml:id="ct539998544" text:id="ct539998544">
          <text:deletion>
            <office:change-info>
              <dc:creator>Bob Jacobsen</dc:creator>
              <dc:date>2013-01-19T17:30:00</dc:date>
            </office:change-info>
            <text:p text:style-name="Standard">use as</text:p>
          </text:deletion>
        </text:changed-region>
        <text:changed-region xml:id="ct539998448" text:id="ct539998448">
          <text:deletion>
            <office:change-info>
              <dc:creator>Bob Jacobsen</dc:creator>
              <dc:date>2013-01-19T17:31:00</dc:date>
            </office:change-info>
            <text:p text:style-name="Standard"><text:s/></text:p>
          </text:deletion>
        </text:changed-region>
        <text:changed-region xml:id="ct539994784" text:id="ct539994784">
          <text:insertion>
            <office:change-info>
              <dc:creator>Bob Jacobsen</dc:creator>
              <dc:date>2013-01-19T17:30:00</dc:date>
            </office:change-info>
          </text:insertion>
        </text:changed-region>
        <text:changed-region xml:id="ct539998640" text:id="ct539998640">
          <text:insertion>
            <office:change-info>
              <dc:creator>Bob Jacobsen</dc:creator>
              <dc:date>2013-01-19T17:31:00</dc:date>
            </office:change-info>
          </text:insertion>
        </text:changed-region>
        <text:changed-region xml:id="ct539990512" text:id="ct539990512">
          <text:deletion>
            <office:change-info>
              <dc:creator>Bob Jacobsen</dc:creator>
              <dc:date>2013-01-24T13:21:00</dc:date>
            </office:change-info>
            <text:h text:style-name="Heading_20_1" text:outline-level="1">pecification</text:h>
          </text:deletion>
        </text:changed-region>
        <text:changed-region xml:id="ct539990608" text:id="ct539990608">
          <text:insertion>
            <office:change-info>
              <dc:creator>Bob Jacobsen</dc:creator>
              <dc:date>2013-01-24T13:21:00</dc:date>
            </office:change-info>
          </text:insertion>
        </text:changed-region>
        <text:changed-region xml:id="ct863520624" text:id="ct863520624">
          <text:deletion>
            <office:change-info>
              <dc:creator>Bob Jacobsen</dc:creator>
              <dc:date>2013-01-24T13:21:00</dc:date>
            </office:change-info>
            <text:p text:style-name="Standard">Specification</text:p>
          </text:deletion>
        </text:changed-region>
        <text:changed-region xml:id="ct539999648" text:id="ct539999648">
          <text:insertion>
            <office:change-info>
              <dc:creator>Bob Jacobsen</dc:creator>
              <dc:date>2013-01-24T13:21:00</dc:date>
            </office:change-info>
          </text:insertion>
        </text:changed-region>
        <text:changed-region xml:id="ct570827936" text:id="ct570827936">
          <text:deletion>
            <office:change-info>
              <dc:creator>Bob Jacobsen</dc:creator>
              <dc:date>2013-01-19T17:33:00</dc:date>
            </office:change-info>
            <text:p text:style-name="Standard"><text:s/>and future expansion</text:p>
          </text:deletion>
        </text:changed-region>
        <text:changed-region xml:id="ct571387040" text:id="ct571387040">
          <text:insertion>
            <office:change-info>
              <dc:creator>Bob Jacobsen</dc:creator>
              <dc:date>2013-01-19T17:35:00</dc:date>
            </office:change-info>
          </text:insertion>
        </text:changed-region>
        <text:changed-region xml:id="ct571388672" text:id="ct571388672">
          <text:insertion>
            <office:change-info>
              <dc:creator>Bob Jacobsen</dc:creator>
              <dc:date>2013-01-19T17:33:00</dc:date>
            </office:change-info>
          </text:insertion>
        </text:changed-region>
        <text:changed-region xml:id="ct571438176" text:id="ct571438176">
          <text:deletion>
            <office:change-info>
              <dc:creator>Bob Jacobsen</dc:creator>
              <dc:date>2013-01-19T17:33:00</dc:date>
            </office:change-info>
            <text:p text:style-name="Standard">can </text:p>
          </text:deletion>
        </text:changed-region>
        <text:changed-region xml:id="ct571431728" text:id="ct571431728">
          <text:deletion>
            <office:change-info>
              <dc:creator>Bob Jacobsen</dc:creator>
              <dc:date>2013-01-19T17:34:00</dc:date>
            </office:change-info>
            <text:p text:style-name="Standard">those as</text:p>
          </text:deletion>
        </text:changed-region>
        <text:changed-region xml:id="ct571434096" text:id="ct571434096">
          <text:insertion>
            <office:change-info>
              <dc:creator>Bob Jacobsen</dc:creator>
              <dc:date>2013-01-19T17:34:00</dc:date>
            </office:change-info>
          </text:insertion>
        </text:changed-region>
        <text:changed-region xml:id="ct571434608" text:id="ct571434608">
          <text:deletion>
            <office:change-info>
              <dc:creator>Bob Jacobsen</dc:creator>
              <dc:date>2013-01-19T17:34:00</dc:date>
            </office:change-info>
            <text:p text:style-name="Standard">s</text:p>
          </text:deletion>
        </text:changed-region>
        <text:changed-region xml:id="ct571429536" text:id="ct571429536">
          <text:insertion>
            <office:change-info>
              <dc:creator>Bob Jacobsen</dc:creator>
              <dc:date>2013-01-19T17:33:00</dc:date>
            </office:change-info>
          </text:insertion>
        </text:changed-region>
        <text:changed-region xml:id="ct570818592" text:id="ct570818592">
          <text:insertion>
            <office:change-info>
              <dc:creator>Bob Jacobsen</dc:creator>
              <dc:date>2013-01-19T17:34:00</dc:date>
            </office:change-info>
          </text:insertion>
        </text:changed-region>
        <text:changed-region xml:id="ct570835200" text:id="ct570835200">
          <text:deletion>
            <office:change-info>
              <dc:creator>Bob Jacobsen</dc:creator>
              <dc:date>2013-01-19T17:33:00</dc:date>
            </office:change-info>
            <text:p text:style-name="Standard">without causing any problems with future expansion</text:p>
          </text:deletion>
        </text:changed-region>
        <text:changed-region xml:id="ct571439232" text:id="ct571439232">
          <text:deletion>
            <office:change-info>
              <dc:creator>Bob Jacobsen</dc:creator>
              <dc:date>2013-01-19T17:32:00</dc:date>
            </office:change-info>
            <text:p text:style-name="Standard"><text:span text:style-name="T1">value</text:span></text:p>
          </text:deletion>
        </text:changed-region>
        <text:changed-region xml:id="ct570818000" text:id="ct570818000">
          <text:insertion>
            <office:change-info>
              <dc:creator>Bob Jacobsen</dc:creator>
              <dc:date>2013-01-19T17: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Standard">This Technical Note contains informative discussion and background for the corresponding “OpenLCB Unique Identifiers S<text:change text:change-id="ct539998224"/><text:change-start text:change-id="ct539998352"/>tandard<text:change-end text:change-id="ct539998352"/>”.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text:change text:change-id="ct539998544"/><text:change text:change-id="ct539998448"/> node IDs<text:change-start text:change-id="ct539994784"/> u<text:change-end text:change-id="ct539994784"/><text:change-start text:change-id="ct539998640"/>sage<text:change-end text:change-id="ct539998640"/>. <text:s/></text:p>
      <text:h text:style-name="Heading_20_1" text:outline-level="1">Annotations to the S<text:change text:change-id="ct539990512"/><text:change-start text:change-id="ct539990608"/>tandard<text:change-end text:change-id="ct539990608"/></text:h>
      <text:p text:style-name="Standard">This section provides background information on corresponding sections of the <text:change text:change-id="ct863520624"/><text:change-start text:change-id="ct539999648"/>Standard<text:change-end text:change-id="ct539999648"/>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s don't require any particular human-readable format for input and output, but hex-pairs with separators, e.g. 01.AB.34.01.CD.E3, are recommended by the Common Information TN. If<text:span text:style-name="T1"> any other format is used, including </text:span>decimal pairs, it's very important to make it clear how to interpret it.</text:p>
      <text:p text:style-name="Standard">There are many methods to store a unique identifier, and that's not constrained by this Standard. It could be stored in a non-volatile memory, as jumpers on a board, etc.</text:p>
      <text:h text:style-name="Heading_20_2" text:outline-level="2"><text:soft-page-break/>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only 0.000016 of the available unique identifier space.</text:p>
      <text:p text:style-name="Standard">In these delegated assignments, the lower order byte(s) are self-assigned. The value of zero should be reserved, indicating that a number within the range hasn't been assigned. </text:p>
      <text:p text:style-name="P9">The high byte of each range is different for each type of assignment, making it easy to determine the allocation pattern in use for a particular unique identifier.</text:p>
      <text:p text:style-name="P9">Allocations are meant to be unique forever, so the specification requires that new allocation ranges not overlap existing ones, and allocation regions not be reused later.</text:p>
      <text:h text:style-name="Heading_20_3" text:outline-level="3">Unique identifiers assigned by manufacturers</text:h>
      <text:p text:style-name="Standard">As an initial simplification, and to encourage manufacturers to adopt OpenLCB, a group of 2<text:span text:style-name="T6">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text:soft-page-break/>is 0x04, etc) to allow a little more headroom on group membership numbers; this space can be reclaimed later if needed.</text:p>
      <text:p text:style-name="Standard">Other groups have defined mechanisms to ensure that their node numbers or equivalent constructs are uniquely assigned. They may have e.g. non-technical reasons for wishing to use those same 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9">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48-bit IPv4 addresses as components of unique identifiers, but this is no longer recommended for several reasons:</text:p>
      <text:list xml:id="list5883997984854363367" text:style-name="L1">
        <text:list-item>
          <text:p text:style-name="P14">Not all IPv4 addresses are globally unique. <text:s text:c="2"/>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4">A single computer may run several programs, so there still needs to be separate mechanism to provide a unique value for the lowest bytes of <text:span text:style-name="T1">the</text:span> ID. <text:s/>That involves a level of coordination across multiple software vendors that's hard to imagine.</text:p>
        </text:list-item>
        <text:list-item>
          <text:p text:style-name="P14">IPv6 is coming. <text:s/>It provides addresses that are too large to use directly. Even before that happens, the various issues of IPv4 to IPv6 mapping raise all sorts of questions about uniqueness of IPv4 addresses.</text:p>
        </text:list-item>
        <text:list-item>
          <text:p text:style-name="P14">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text:soft-page-break/>Computers that have global internet access, even if they don't have a permanent and unique IP address, can still get a unique ID from an openlcb.org-provided service. <text:s/>These unique IDs are provided from a specified range to ensure <text:span text:style-name="T1">they</text:span> unique when created. <text:s/>Each ID is only provided once to ensure that they remain unique. <text:s/>Programs using this facility should permanently remember unique IDs obtained this way, because they won't get the same one on a later request.</text:p>
      <text:p text:style-name="Standard">Other organizations can also distribute unique IDs from within their allocated blocks. For example, an ID could be provided when a free-software program is downloaded, perhaps as part of the download package or even as part of its filename.</text:p>
      <text:p text:style-name="Standard">Programs without access to an ID-providing service must use some other mechanism, which may boil down to prompting the user for a unique identifier assigned by one of the other mechanisms.</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1">is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Requests for these blocks should be routinely granted once <text:span text:style-name="T1">the</text:span> requestor has identified himself. The 24-bit blocks are slightly scarcer, but there are still almost 2<text:span text:style-name="T6">16</text:span> of them available by using additional values for byte 2. <text:s/></text:p>
      <text:p text:style-name="Standard">An initial automated system for requesting and obtaining unique ID ranges is available at <text:a xlink:type="simple" xlink:href="http://openlcb.net/trunk/web/requestuidrange.php">http://openlcb.net/trunk/web/requestuidrange.php</text:a> and subsequent pages. <text:s/></text:p>
      <text:h text:style-name="Heading_20_3" text:outline-level="3">Reserved unique identifiers</text:h>
      <text:p text:style-name="Standard">For error detection<text:change text:change-id="ct570827936"/>, we permanently reserve all identifiers that start with either a 0x00 or 0xFF value. OpenLCB implementations <text:change-start text:change-id="ct571387040"/>should<text:change-end text:change-id="ct571387040"/><text:change-start text:change-id="ct571388672"/>, but are not required to, <text:change-end text:change-id="ct571388672"/><text:change text:change-id="ct571438176"/>treat <text:change text:change-id="ct571431728"/><text:change-start text:change-id="ct571434096"/>it as an<text:change-end text:change-id="ct571434096"/> error<text:change text:change-id="ct571434608"/> <text:change-start text:change-id="ct571429536"/>when any of those are <text:change-end text:change-id="ct571429536"/><text:change-start text:change-id="ct570818592"/>encountered<text:change-end text:change-id="ct570818592"/><text:change text:change-id="ct570835200"/>.</text:p>
      <text:h text:style-name="Heading_20_1" text:outline-level="1">Implementation Information</text:h>
      <text:p text:style-name="Standard">Specific unique ID assignments are stored in a MySQL database on the <text:a xlink:type="simple" xlink:href="http://openlcb.org/">http</text:a><text:a xlink:type="simple" xlink:href="http://openlcb.org/">://openlcb.org</text:a> website. The full list of assignments, include overall ranges from the specification and ranges assigned for specific purposes and users, can be found on the <text:a xlink:type="simple" xlink:href="http://www.openlcb.org/trunk/web/viewuid.php">http://www.openlcb.org/trunk/web/viewuid.php</text:a> dynamic page.</text:p>
      <text:p text:style-name="Standard">Automated allocation systems can be abused, and we don't want to give away large chunks of address space to automated requestors. <text:s/>All available <text:span text:style-name="T1">information about requests is logged. Users are asked for </text:span><text:soft-page-break/><text:span text:style-name="T1">their name and contact information at the time of the request, which is also logged. <text:s/>Depending on our experience with requests, we may have to add an email challenge-response or other mechanism to ensure only </text:span><text:change text:change-id="ct571439232"/><text:change-start text:change-id="ct570818000"/><text:span text:style-name="T1">valid</text:span><text:change-end text:change-id="ct570818000"/><text:span text:style-name="T1"> requests get allocations.</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3"><text:s/>2.1 Introduction<text:tab/>1</text:p>
          <text:p text:style-name="P13"><text:s/>2.2 Intended Use<text:tab/>1</text:p>
          <text:p text:style-name="P13"><text:s/>2.3 References and Context<text:tab/>1</text:p>
          <text:p text:style-name="P13"><text:s/>2.4 Content and Format<text:tab/>1</text:p>
          <text:p text:style-name="P13"><text:s/>2.5 Allocation<text:tab/>1</text:p>
          <text:p text:style-name="P11"><text:s/>2.5.1 Unique identifiers assigned by manufacturers<text:tab/>2</text:p>
          <text:p text:style-name="P11"><text:s/>2.5.2 Unique identifiers assigned by members of organized groups<text:tab/>2</text:p>
          <text:p text:style-name="P11"><text:s/>2.5.3 Unique identifiers assigned by software at run-time<text:tab/>3</text:p>
          <text:p text:style-name="P11"><text:s/>2.5.4 Globally defined unique identifiers<text:tab/>4</text:p>
          <text:p text:style-name="P11"><text:s/>2.5.5 Unique identifiers assigned for use with locomotive control systems<text:tab/>4</text:p>
          <text:p text:style-name="P11"><text:s/>2.5.6 Unique identifier ranges assigned by request<text:tab/>4</text:p>
          <text:p text:style-name="P11"><text:s/>2.5.7 Reserved unique identifiers<text:tab/>4</text:p>
          <text:p text:style-name="P12"><text:s/>3 Implementation Information<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3-01-27T21:20:06">1/27/2013</text:date></text:span></text:span></text:p>
      </style:footer>
    </style:master-page>
    <style:master-page style:name="First_20_Page" style:display-name="First Page" style:page-layout-name="Mpm2" style:next-style-name="Standard">
      <style:header>
        <text:tracked-changes>
          <text:changed-region xml:id="ct404314448" text:id="ct404314448">
            <text:insertion>
              <office:change-info>
                <dc:creator>Bob Jacobsen</dc:creator>
                <dc:date>2013-01-27T21:19:00</dc:date>
              </office:change-info>
            </text:insertion>
          </text:changed-region>
          <text:changed-region xml:id="ct404312016" text:id="ct404312016">
            <text:deletion>
              <office:change-info>
                <dc:creator>Bob Jacobsen</dc:creator>
                <dc:date>2013-01-27T21:19:00</dc:date>
              </office:change-info>
              <text:p text:style-name="MP7">Preliminary</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21:20:06">Jan 27, 2013</text:date></text:p>
            </table:table-cell>
            <table:table-cell table:style-name="Table1.C1" office:value-type="string">
              <text:p text:style-name="MP7"><text:change-start text:change-id="ct404314448"/>Draft <text:change-end text:change-id="ct404314448"/><text:change text:change-id="ct404312016"/></text:p>
            </table:table-cell>
          </table:table-row>
        </table:table>
        <text:p text:style-name="Header"/>
      </style:header>
      <style:footer>
        <text:p text:style-name="MP8"><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3-01-27T21:20:06">1/27/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Technical Note</dc:title>
    <meta:initial-creator>Alex Shepherd</meta:initial-creator>
    <meta:creation-date>2009-01-22T07:11:27</meta:creation-date>
    <meta:editing-cycles>124</meta:editing-cycles>
    <meta:editing-duration>PT14H51M30S</meta:editing-duration>
    <meta:generator>OpenOffice.org/3.4.1$Unix OpenOffice.org_project/341m1$Build-9593</meta:generator>
    <dc:date>2013-01-27T21:20:06</dc:date>
    <dc:creator>Bob Jacobsen</dc:creator>
    <dc:subject> </dc:subject>
    <meta:document-statistic meta:table-count="1" meta:image-count="1" meta:object-count="0" meta:page-count="6" meta:paragraph-count="87" meta:word-count="2052" meta:character-count="12988"/>
    <meta:user-defined meta:name="Info 1"/>
    <meta:user-defined meta:name="Info 2"/>
    <meta:user-defined meta:name="Info 3"/>
    <meta:user-defined meta:name="Info 4"/>
  </office:meta>
</office:document-meta>
</file>